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Roboto Mono Bold" svg:font-family="'Roboto Mono Bold', 'Courier New', Courier, monospace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3.343cm" fo:margin-top="0cm" fo:margin-bottom="0cm" loext:contextual-spacing="false" fo:line-height="100%" fo:widows="1" fo:text-indent="0cm" style:auto-text-indent="false" fo:padding="0cm" fo:border="none"/>
      <style:text-properties fo:font-size="22pt" officeooo:rsid="0013e322" officeooo:paragraph-rsid="0013e322" style:font-size-asian="22pt" style:font-size-complex="22pt"/>
    </style:style>
    <style:style style:name="P2" style:family="paragraph" style:parent-style-name="Preformatted_20_Text">
      <style:paragraph-properties fo:margin-top="0cm" fo:margin-bottom="0.847cm" loext:contextual-spacing="false" fo:line-height="100%" fo:widows="1"/>
      <style:text-properties fo:font-variant="normal" fo:text-transform="none" fo:color="#333333" style:font-name="Roboto Mono" fo:font-size="22pt" fo:letter-spacing="normal" fo:font-style="normal" fo:font-weight="normal" style:font-size-asian="22pt" style:font-size-complex="22pt" loext:padding="0cm" loext:border="none"/>
    </style:style>
    <style:style style:name="P3" style:family="paragraph" style:parent-style-name="Preformatted_20_Text">
      <style:paragraph-properties fo:margin-top="0cm" fo:margin-bottom="0.847cm" loext:contextual-spacing="false" fo:line-height="100%" fo:widows="1"/>
      <style:text-properties fo:font-variant="normal" fo:text-transform="none" fo:color="#333333" style:font-name="Roboto Mono" fo:font-size="22pt" fo:letter-spacing="normal" fo:font-style="normal" fo:font-weight="normal" officeooo:paragraph-rsid="00156d5e" style:font-size-asian="22pt" style:font-size-complex="22pt" loext:padding="0cm" loext:border="none"/>
    </style:style>
    <style:style style:name="P4" style:family="paragraph" style:parent-style-name="Preformatted_20_Text">
      <style:paragraph-properties fo:margin-top="0cm" fo:margin-bottom="0.847cm" loext:contextual-spacing="false" fo:line-height="100%" fo:widows="1"/>
      <style:text-properties fo:font-variant="normal" fo:text-transform="none" fo:color="#333333" style:font-name="Roboto Mono" fo:font-size="22pt" fo:letter-spacing="normal" fo:font-style="normal" fo:font-weight="normal" officeooo:paragraph-rsid="001611ff" style:font-size-asian="22pt" style:font-size-complex="22pt" loext:padding="0cm" loext:border="none"/>
    </style:style>
    <style:style style:name="P5" style:family="paragraph" style:parent-style-name="Preformatted_20_Text">
      <style:paragraph-properties fo:margin-top="0cm" fo:margin-bottom="0.847cm" loext:contextual-spacing="false" fo:line-height="100%" fo:widows="1"/>
      <style:text-properties fo:font-variant="normal" fo:text-transform="none" fo:color="#333333" fo:font-size="22pt" fo:letter-spacing="normal" style:font-size-asian="22pt" style:font-size-complex="22pt" loext:padding="0cm" loext:border="none"/>
    </style:style>
    <style:style style:name="P6" style:family="paragraph" style:parent-style-name="Preformatted_20_Text">
      <style:paragraph-properties fo:margin-top="0cm" fo:margin-bottom="0.847cm" loext:contextual-spacing="false" fo:line-height="100%" fo:widows="1"/>
      <style:text-properties fo:font-size="22pt" style:font-size-asian="22pt" style:font-size-complex="22pt"/>
    </style:style>
    <style:style style:name="P7" style:family="paragraph" style:parent-style-name="Preformatted_20_Text">
      <style:paragraph-properties fo:margin-top="0cm" fo:margin-bottom="0.847cm" loext:contextual-spacing="false" fo:line-height="100%" fo:widows="1"/>
      <style:text-properties fo:font-size="22pt" officeooo:paragraph-rsid="001611ff" style:font-size-asian="22pt" style:font-size-complex="22pt"/>
    </style:style>
    <style:style style:name="P8" style:family="paragraph" style:parent-style-name="Heading_20_2">
      <style:paragraph-properties fo:line-height="100%"/>
    </style:style>
    <style:style style:name="P9" style:family="paragraph" style:parent-style-name="Heading_20_1">
      <style:paragraph-properties fo:margin-left="0cm" fo:margin-right="3.343cm" fo:margin-top="0cm" fo:margin-bottom="0cm" loext:contextual-spacing="false" fo:line-height="100%" fo:widows="1" fo:text-indent="0cm" style:auto-text-indent="false" fo:padding="0cm" fo:border="none"/>
      <style:text-properties fo:font-size="22pt" officeooo:paragraph-rsid="0013e322" style:font-size-asian="22pt" style:font-size-complex="22pt"/>
    </style:style>
    <style:style style:name="P10" style:family="paragraph" style:parent-style-name="Heading_20_1">
      <style:paragraph-properties fo:margin-left="0cm" fo:margin-right="3.343cm" fo:margin-top="0cm" fo:margin-bottom="0cm" loext:contextual-spacing="false" fo:line-height="100%" fo:widows="1" fo:text-indent="0cm" style:auto-text-indent="false" fo:padding="0cm" fo:border="none"/>
      <style:text-properties fo:font-size="22pt" officeooo:rsid="0013e322" officeooo:paragraph-rsid="0013e322" style:font-size-asian="22pt" style:font-size-complex="22pt"/>
    </style:style>
    <style:style style:name="T1" style:family="text">
      <style:text-properties fo:color="#ff6600" style:text-line-through-style="none" style:text-line-through-type="none" style:font-name="Roboto Mono Bold" style:text-underline-style="none" style:text-blinking="false"/>
    </style:style>
    <style:style style:name="T2" style:family="text">
      <style:text-properties fo:color="#ff6600" style:font-name="Roboto Mono Bold" fo:font-weight="bold"/>
    </style:style>
    <style:style style:name="T3" style:family="text">
      <style:text-properties fo:color="#ff6600" style:font-name="Roboto Mono Bold" fo:font-size="8.85000038146973pt" fo:font-style="normal" fo:font-weight="bold"/>
    </style:style>
    <style:style style:name="T4" style:family="text">
      <style:text-properties fo:color="#ff6600" style:font-name="Roboto Mono Bold" fo:font-style="normal" fo:font-weight="bold"/>
    </style:style>
    <style:style style:name="T5" style:family="text">
      <style:text-properties fo:font-variant="normal" fo:text-transform="none" fo:color="#ff6600" style:text-line-through-style="none" style:text-line-through-type="none" style:font-name="Arial" fo:font-size="12pt" fo:font-style="normal" style:text-underline-style="none" fo:font-weight="bold" style:text-blinking="false"/>
    </style:style>
    <style:style style:name="T6" style:family="text">
      <style:text-properties fo:font-variant="normal" fo:text-transform="none" fo:color="#ff6600" style:text-line-through-style="none" style:text-line-through-type="none" style:font-name="Arial" fo:font-style="normal" style:text-underline-style="none" fo:font-weight="bold" style:text-blinking="false"/>
    </style:style>
    <style:style style:name="T7" style:family="text">
      <style:text-properties fo:font-variant="normal" fo:text-transform="none" fo:color="#ff6600" style:text-line-through-style="none" style:text-line-through-type="none" style:font-name="Arial" fo:font-size="20pt" fo:font-style="normal" style:text-underline-style="none" fo:font-weight="bold" style:text-blinking="false" style:font-size-asian="20pt" style:font-size-complex="20pt"/>
    </style:style>
    <style:style style:name="T8" style:family="text">
      <style:text-properties fo:font-variant="normal" fo:text-transform="none" fo:color="#ff6600" style:text-line-through-style="none" style:text-line-through-type="none" style:font-name="Arial" fo:font-size="40pt" fo:font-style="normal" style:text-underline-style="none" fo:font-weight="bold" style:text-blinking="false" style:font-size-asian="40pt" style:font-size-complex="40pt"/>
    </style:style>
    <style:style style:name="T9" style:family="text">
      <style:text-properties fo:font-variant="normal" fo:text-transform="none" fo:color="#ff6600" style:text-line-through-style="none" style:text-line-through-type="none" style:font-name="Arial" fo:font-size="30pt" fo:font-style="normal" style:text-underline-style="none" fo:font-weight="bold" style:text-blinking="false" style:font-size-asian="30pt" style:font-size-complex="30pt"/>
    </style:style>
    <style:style style:name="T10" style:family="text">
      <style:text-properties fo:font-variant="normal" fo:text-transform="none" fo:color="#ff6600" style:text-line-through-style="none" style:text-line-through-type="none" style:font-name="Arial" fo:font-size="22pt" fo:font-style="normal" style:text-underline-style="none" fo:font-weight="bold" style:text-blinking="false" style:font-size-asian="22pt" style:font-size-complex="22pt"/>
    </style:style>
    <style:style style:name="T11" style:family="text">
      <style:text-properties fo:font-variant="normal" fo:text-transform="none" fo:color="#ff6600" style:text-line-through-style="none" style:text-line-through-type="none" style:font-name="Roboto Mono Bold" fo:font-size="30pt" fo:letter-spacing="normal" fo:font-style="normal" style:text-underline-style="none" fo:font-weight="normal" style:text-blinking="false" style:font-size-asian="30pt" style:font-size-complex="30pt" loext:padding="0cm" loext:border="none"/>
    </style:style>
    <style:style style:name="T12" style:family="text">
      <style:text-properties fo:font-variant="normal" fo:text-transform="none" fo:color="#ff6600" style:text-line-through-style="none" style:text-line-through-type="none" style:font-name="Roboto Mono Bold" fo:letter-spacing="normal" fo:font-style="normal" style:text-underline-style="none" fo:font-weight="normal" style:text-blinking="false" loext:padding="0cm" loext:border="none"/>
    </style:style>
    <style:style style:name="T13" style:family="text">
      <style:text-properties fo:font-variant="normal" fo:text-transform="none" fo:color="#ff6600" style:font-name="Roboto Mono Bold" fo:letter-spacing="normal" fo:font-style="normal" fo:font-weight="bold" loext:padding="0cm" loext:border="none"/>
    </style:style>
    <style:style style:name="T14" style:family="text">
      <style:text-properties fo:font-variant="normal" fo:text-transform="none" fo:color="#666666" style:font-name="Arial" fo:font-size="6.94999980926514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666666" style:font-name="Arial" fo:font-size="9.44999980926514pt" fo:letter-spacing="normal" fo:font-style="normal" fo:font-weight="bold" loext:padding="0cm" loext:border="none"/>
    </style:style>
    <style:style style:name="T16" style:family="text">
      <style:text-properties fo:font-variant="normal" fo:text-transform="none" fo:color="#666666" style:font-name="Arial" fo:letter-spacing="normal" fo:font-style="normal" fo:font-weight="bold" loext:padding="0cm" loext:border="none"/>
    </style:style>
    <style:style style:name="T17" style:family="text">
      <style:text-properties fo:font-variant="normal" fo:text-transform="none" fo:color="#666666" style:font-name="Arial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666666" style:font-name="Arial" fo:font-size="20pt" fo:letter-spacing="normal" fo:font-style="normal" fo:font-weight="bold" style:font-size-asian="20pt" style:font-size-complex="20pt" loext:padding="0cm" loext:border="none"/>
    </style:style>
    <style:style style:name="T19" style:family="text">
      <style:text-properties fo:font-variant="normal" fo:text-transform="none" fo:color="#666666" style:font-name="Arial" fo:font-size="20pt" fo:letter-spacing="normal" fo:font-style="normal" fo:font-weight="normal" style:font-size-asian="20pt" style:font-size-complex="20pt" loext:padding="0cm" loext:border="none"/>
    </style:style>
    <style:style style:name="T20" style:family="text">
      <style:text-properties fo:font-variant="normal" fo:text-transform="none" fo:color="#666666" style:font-name="Arial" fo:font-size="40pt" fo:letter-spacing="normal" fo:font-style="normal" fo:font-weight="bold" style:font-size-asian="40pt" style:font-size-complex="40pt" loext:padding="0cm" loext:border="none"/>
    </style:style>
    <style:style style:name="T21" style:family="text">
      <style:text-properties fo:font-variant="normal" fo:text-transform="none" fo:color="#666666" style:font-name="Arial" fo:font-size="40pt" fo:letter-spacing="normal" fo:font-style="normal" fo:font-weight="normal" style:font-size-asian="40pt" style:font-size-complex="40pt" loext:padding="0cm" loext:border="none"/>
    </style:style>
    <style:style style:name="T22" style:family="text">
      <style:text-properties fo:font-variant="normal" fo:text-transform="none" fo:color="#666666" style:font-name="Arial" fo:font-size="30pt" fo:letter-spacing="normal" fo:font-style="normal" fo:font-weight="bold" style:font-size-asian="30pt" style:font-size-complex="30pt" loext:padding="0cm" loext:border="none"/>
    </style:style>
    <style:style style:name="T23" style:family="text">
      <style:text-properties fo:font-variant="normal" fo:text-transform="none" fo:color="#666666" style:font-name="Arial" fo:font-size="30pt" fo:letter-spacing="normal" fo:font-style="normal" fo:font-weight="normal" style:font-size-asian="30pt" style:font-size-complex="30pt" loext:padding="0cm" loext:border="none"/>
    </style:style>
    <style:style style:name="T24" style:family="text">
      <style:text-properties fo:font-variant="normal" fo:text-transform="none" fo:color="#333333" style:font-name="Roboto Mono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333333" style:text-line-through-style="none" style:text-line-through-type="none" style:font-name="Arial" fo:font-size="30pt" fo:font-style="normal" style:text-underline-style="none" fo:font-weight="bold" style:text-blinking="false" style:font-size-asian="30pt" style:font-size-complex="30pt"/>
    </style:style>
    <style:style style:name="T26" style:family="text">
      <style:text-properties fo:font-variant="normal" fo:text-transform="none" fo:color="#333333" style:text-line-through-style="none" style:text-line-through-type="none" style:font-name="Arial" fo:font-size="30pt" fo:letter-spacing="normal" fo:font-style="normal" style:text-underline-style="none" fo:font-weight="bold" style:text-blinking="false" style:font-size-asian="30pt" style:font-size-complex="30pt" loext:padding="0cm" loext:border="none"/>
    </style:style>
    <style:style style:name="T27" style:family="text">
      <style:text-properties fo:font-variant="normal" fo:text-transform="none" fo:color="#333333" style:text-line-through-style="none" style:text-line-through-type="none" style:font-name="Arial" fo:font-style="normal" style:text-underline-style="none" fo:font-weight="bold" style:text-blinking="false"/>
    </style:style>
    <style:style style:name="T28" style:family="text">
      <style:text-properties fo:font-variant="normal" fo:text-transform="none" fo:color="#333333" style:text-line-through-style="none" style:text-line-through-type="none" style:font-name="Arial" fo:letter-spacing="normal" fo:font-style="normal" style:text-underline-style="none" fo:font-weight="bold" style:text-blinking="false" loext:padding="0cm" loext:border="none"/>
    </style:style>
    <style:style style:name="T29" style:family="text">
      <style:text-properties style:font-name="Roboto Mono" fo:font-style="normal" fo:font-weight="normal"/>
    </style:style>
    <style:style style:name="T30" style:family="text">
      <style:text-properties style:font-name="Roboto Mono" fo:font-size="8.85000038146973pt" fo:font-style="normal" fo:font-weight="normal"/>
    </style:style>
    <style:style style:name="T31" style:family="text">
      <style:text-properties officeooo:rsid="00156d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a xlink:type="simple" xlink:href="https://www.cifraclub.com.br/aline-barros/" text:style-name="Internet_20_link" text:visited-style-name="Visited_20_Internet_20_Link"><text:span text:style-name="T10">Aline Barros</text:span></text:a></text:h>
      <text:h text:style-name="P9" text:outline-level="1"><text:span text:style-name="T27">Diante da Cruz</text:span></text:h>
      <text:h text:style-name="P9" text:outline-level="1"><text:span text:style-name="T28"/></text:h>
      <text:h text:style-name="P10" text:outline-level="1"><text:span text:style-name="T12">Tom: D</text:span></text:h>
      <text:p text:style-name="P1"><text:span text:style-name="T12"/></text:p>
      <text:p text:style-name="P6"><text:span text:style-name="T24">INTRO: </text:span><text:span text:style-name="T13">D</text:span><text:span text:style-name="T24"> <text:s/></text:span><text:span text:style-name="T13">A/C#</text:span><text:span text:style-name="T24"> <text:s/></text:span><text:span text:style-name="T13">Bm7</text:span><text:span text:style-name="T24"> <text:s/></text:span><text:span text:style-name="T13">Bm7/A</text:span><text:span text:style-name="T24"> <text:s/></text:span><text:span text:style-name="T13">G</text:span><text:span text:style-name="T24"> <text:s/></text:span><text:span text:style-name="T13">A9</text:span><text:span text:style-name="T24"> <text:s text:c="2"/></text:span><text:span text:style-name="T13">G</text:span></text:p>
      <text:p text:style-name="P2"><text:span text:style-name="T2">D/F#</text:span> <text:span text:style-name="T2">G</text:span> <text:s/><text:span text:style-name="T2">A9</text:span> <text:span text:style-name="T2">Bm7</text:span> <text:s text:c="5"/><text:span text:style-name="T2">D/F#</text:span> <text:span text:style-name="T2">G</text:span> <text:s/><text:span text:style-name="T2">A9</text:span></text:p>
      <text:p text:style-name="P5"><text:span text:style-name="T29">ó deus me sondas, <text:s text:c="3"/>conheces me</text:span></text:p>
      <text:p text:style-name="P2"><text:span text:style-name="T2">D/F#</text:span> <text:s text:c="3"/><text:span text:style-name="T2">G</text:span> <text:s text:c="4"/><text:span text:style-name="T2">A9</text:span> <text:span text:style-name="T2">Bm7</text:span> <text:s/><text:span text:style-name="T2">G</text:span> <text:s text:c="8"/><text:span text:style-name="T2">A9</text:span></text:p>
      <text:p text:style-name="P5"><text:span text:style-name="T29">mesmo quando falho, <text:s/>eu sei me amas</text:span></text:p>
      <text:p text:style-name="P2"><text:span text:style-name="T2">D/F#</text:span> <text:s text:c="2"/><text:span text:style-name="T2">G</text:span> <text:s text:c="4"/><text:span text:style-name="T2">A9</text:span> <text:span text:style-name="T2">Bm7</text:span> <text:s/><text:span text:style-name="T2">D/F#</text:span> <text:s text:c="2"/><text:span text:style-name="T2">G</text:span> <text:s text:c="4"/><text:span text:style-name="T2">A9</text:span></text:p>
      <text:p text:style-name="P5"><text:span text:style-name="T29">estás presente, <text:s text:c="6"/>a me cercar</text:span></text:p>
      <text:p text:style-name="P2"><text:span text:style-name="T2">D/F#</text:span> <text:s text:c="3"/><text:span text:style-name="T2">G</text:span> <text:s text:c="4"/><text:span text:style-name="T2">A9</text:span> <text:span text:style-name="T2">Bm7</text:span></text:p>
      <text:p text:style-name="P5"><text:s text:c="5"/><text:span text:style-name="T29">em todo tempo</text:span></text:p>
      <text:p text:style-name="P2"><text:span text:style-name="T2">G</text:span> <text:s text:c="8"/><text:span text:style-name="T2">A9</text:span> <text:s text:c="3"/><text:span text:style-name="T2">G</text:span> <text:s text:c="8"/><text:span text:style-name="T2">A9</text:span></text:p>
      <text:p text:style-name="P2">Eu sei me amas, eu sei me amas</text:p>
      <text:p text:style-name="P6"><text:soft-page-break/><text:span text:style-name="T13">D</text:span><text:span text:style-name="T24"> <text:s text:c="13"/></text:span><text:span text:style-name="T13">A/C#</text:span><text:span text:style-name="T24"> <text:s/></text:span><text:span text:style-name="T13">Bm7</text:span></text:p>
      <text:p text:style-name="P2">Prostro-me diante da cruz</text:p>
      <text:p text:style-name="P5"><text:s text:c="13"/><text:span text:style-name="T4">Bm7/A</text:span><text:span text:style-name="T29"> <text:s text:c="3"/></text:span><text:span text:style-name="T4">G</text:span></text:p>
      <text:p text:style-name="P2">Vejo o sangue de <text:s text:c="3"/>jesus</text:p>
      <text:p text:style-name="P5"><text:s text:c="18"/><text:span text:style-name="T4">A9</text:span></text:p>
      <text:p text:style-name="P2">Nunca houve amor assim</text:p>
      <text:p text:style-name="P2"><text:span text:style-name="T2">D</text:span> <text:s text:c="12"/><text:span text:style-name="T2">A/C#</text:span> <text:s/><text:span text:style-name="T2">Bm7</text:span></text:p>
      <text:p text:style-name="P2">Sobre a morte já venceu</text:p>
      <text:p text:style-name="P5"><text:s text:c="13"/><text:span text:style-name="T4">Bm7/A</text:span><text:span text:style-name="T29"> <text:s/></text:span><text:span text:style-name="T4">G</text:span></text:p>
      <text:p text:style-name="P2">Sua glória o céu encheu</text:p>
      <text:p text:style-name="P5"><text:s text:c="15"/><text:span text:style-name="T4">A9</text:span></text:p>
      <text:p text:style-name="P6"><text:span text:style-name="T24">Nada irá me separar</text:span></text:p>
      <text:p text:style-name="P6"><text:span text:style-name="T24"/></text:p>
      <text:p text:style-name="P2">(<text:span text:style-name="T2">Em7</text:span> <text:span text:style-name="T2">G</text:span> <text:span text:style-name="T2">A9</text:span> <text:span text:style-name="T2">Em7</text:span> <text:span text:style-name="T2">G</text:span> <text:span text:style-name="T2">A4</text:span> <text:span text:style-name="T2">A9</text:span>)</text:p>
      <text:p text:style-name="P6"/>
      <text:p text:style-name="P2"><text:soft-page-break/><text:span text:style-name="T2">D</text:span> <text:s text:c="3"/><text:span text:style-name="T2">G</text:span> <text:s text:c="6"/><text:span text:style-name="T2">A9</text:span> <text:s text:c="2"/><text:span text:style-name="T2">D/F#</text:span> <text:s text:c="6"/><text:span text:style-name="T2">G</text:span> <text:s text:c="3"/><text:span text:style-name="T2">A9</text:span></text:p>
      <text:p text:style-name="P5"><text:s text:c="2"/><text:span text:style-name="T29">tu és meu guia, <text:s text:c="6"/>meu protetor</text:span></text:p>
      <text:p text:style-name="P4"><text:span text:style-name="T2">D/F#</text:span> <text:s/><text:span text:style-name="T2">G9</text:span> <text:s text:c="4"/><text:span text:style-name="T2">A9</text:span> <text:s/><text:span text:style-name="T2">Bm7</text:span></text:p>
      <text:p text:style-name="P4">Tua <text:s text:c="2"/>mão me firma</text:p>
      <text:p text:style-name="P4"><text:span text:style-name="T2">G</text:span> <text:s text:c="8"/><text:span text:style-name="T2">A9</text:span> <text:s text:c="3"/><text:span text:style-name="T2">G</text:span> <text:s text:c="8"/><text:span text:style-name="T2">A9</text:span></text:p>
      <text:p text:style-name="P7"><text:span text:style-name="T24">eu sei me amas, eu sei me amas</text:span></text:p>
      <text:p text:style-name="P5"><text:s text:c="10"/><text:span text:style-name="T4">G</text:span><text:span text:style-name="T29"> <text:s text:c="6"/></text:span><text:span text:style-name="T4">A9</text:span><text:span text:style-name="T29"> <text:s text:c="4"/></text:span><text:span text:style-name="T4">Bm7</text:span></text:p>
      <text:p text:style-name="P2">O véu rasgou, o caminho abriu</text:p>
      <text:p text:style-name="P5"><text:s text:c="6"/><text:span text:style-name="T4">G</text:span><text:span text:style-name="T29"> <text:s text:c="2"/></text:span><text:span text:style-name="T4">Bm7</text:span><text:span text:style-name="T29"> <text:s text:c="2"/></text:span><text:span text:style-name="T4">A9</text:span></text:p>
      <text:p text:style-name="P2">Tudo consumado está (2x)</text:p>
      <text:p text:style-name="P6"/>
      <text:p text:style-name="P3"><text:span text:style-name="T2">D/F#</text:span> <text:span text:style-name="T2">G</text:span> <text:span text:style-name="T2">A9</text:span> <text:s text:c="3"/><text:span text:style-name="T2">Bm7 D/F#</text:span> </text:p>
      <text:p text:style-name="P3"><text:span text:style-name="T2">G</text:span> <text:span text:style-name="T2">A9</text:span> <text:s text:c="5"/><text:span text:style-name="T2">D/F#</text:span> <text:s text:c="4"/><text:span text:style-name="T2">G</text:span> <text:s text:c="3"/><text:span text:style-name="T2">A9</text:span> <text:s text:c="3"/><text:span text:style-name="T2">Bm7</text:span></text:p>
      <text:p text:style-name="P5"><text:s text:c="2"/><text:span text:style-name="T29">e quando tudo, <text:s/>se acabar, <text:s text:c="6"/>estarei seguro</text:span></text:p>
      <text:p text:style-name="P2"><text:soft-page-break/><text:span text:style-name="T2">G</text:span> <text:s text:c="11"/><text:span text:style-name="T2">A9</text:span> <text:s text:c="2"/><text:span text:style-name="T2">G</text:span> <text:s text:c="10"/><text:span text:style-name="T2">A9</text:span></text:p>
      <text:p text:style-name="P6"><text:span text:style-name="T24">Pois sei me amas, pois sei me am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Roboto Mono Bold" svg:font-family="'Roboto Mono Bold', 'Courier New', Courier, monospace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4:54:10.432513000</meta:creation-date>
    <dc:date>2016-07-10T15:38:29.880924000</dc:date>
    <meta:editing-duration>PT14M7S</meta:editing-duration>
    <meta:editing-cycles>1</meta:editing-cycles>
    <meta:document-statistic meta:table-count="0" meta:image-count="0" meta:object-count="0" meta:page-count="4" meta:paragraph-count="42" meta:word-count="196" meta:character-count="1089" meta:non-whitespace-character-count="622"/>
    <meta:generator>LibreOffice/5.0.6.3$MacOSX_X86_64 LibreOffice_project/490fc03b25318460cfc54456516ea2519c11d1aa</meta:generator>
  </office:meta>
</office:document-meta>
</file>